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008a" officeooo:paragraph-rsid="002a008a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727a" officeooo:paragraph-rsid="002a727a" style:font-size-asian="10pt" style:font-style-asian="normal" style:font-size-complex="10pt" style:font-style-complex="normal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5e2d" officeooo:paragraph-rsid="00335e2d" fo:background-color="transparent" style:font-size-asian="10pt" style:font-style-asian="normal" style:font-size-complex="10pt" style:font-style-complex="normal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e5d22" officeooo:paragraph-rsid="005e5d2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e5d22" officeooo:paragraph-rsid="005899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90c8" officeooo:paragraph-rsid="001d90c8" style:font-size-asian="10pt" style:font-size-complex="10pt"/>
    </style:style>
    <style:style style:name="P8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90c8" officeooo:paragraph-rsid="0029a52d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90c8" officeooo:paragraph-rsid="001d90c8" style:font-size-asian="10pt" style:font-size-complex="10pt"/>
    </style:style>
    <style:style style:name="P10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11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paragraph-rsid="0018b477" style:font-size-asian="10pt" style:font-size-complex="10pt"/>
    </style:style>
    <style:style style:name="P12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paragraph-rsid="005f0db2" style:font-size-asian="10pt" style:font-size-complex="10pt"/>
    </style:style>
    <style:style style:name="P13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f003a" officeooo:paragraph-rsid="0018b477" style:font-size-asian="10pt" style:font-size-complex="10pt"/>
    </style:style>
    <style:style style:name="P14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f003a" officeooo:paragraph-rsid="005f0db2" style:font-size-asian="10pt" style:font-size-complex="10pt"/>
    </style:style>
    <style:style style:name="P15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6fedbc" officeooo:paragraph-rsid="006fedbc" style:font-size-asian="10pt" style:font-size-complex="10pt"/>
    </style:style>
    <style:style style:name="P16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8b477" officeooo:paragraph-rsid="0018b477" style:font-size-asian="10pt" style:font-weight-asian="bold" style:font-size-complex="10pt" style:font-weight-complex="bold"/>
    </style:style>
    <style:style style:name="P17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8b477" officeooo:paragraph-rsid="005f0db2" style:font-size-asian="10pt" style:font-weight-asian="bold" style:font-size-complex="10pt" style:font-weight-complex="bold"/>
    </style:style>
    <style:style style:name="P18" style:family="paragraph" style:parent-style-name="Standard" style:list-style-name="L4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792b6e" officeooo:paragraph-rsid="00792b6e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d90c8" officeooo:paragraph-rsid="001d90c8" style:font-size-asian="10pt" style:font-weight-asian="bold" style:font-size-complex="10pt" style:font-weight-complex="bold"/>
    </style:style>
    <style:style style:name="P20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1f003a" officeooo:paragraph-rsid="005f0d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16c08" officeooo:paragraph-rsid="00616c0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22732" officeooo:paragraph-rsid="00616c0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7b1a8" officeooo:paragraph-rsid="0067b1a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8ce3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67b1a8" officeooo:paragraph-rsid="0067b1a8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 style:list-style-name="L2">
      <style:paragraph-properties fo:margin-top="0in" fo:margin-bottom="0in" loext:contextual-spacing="false" fo:line-height="100%"/>
      <style:text-properties fo:font-variant="normal" fo:text-transform="none" fo:color="#000000" style:font-name="Ubuntu" fo:font-size="14pt" fo:letter-spacing="normal" fo:font-style="normal" fo:font-weight="normal" officeooo:rsid="00747848" officeooo:paragraph-rsid="00747848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Ubuntu" fo:font-size="14pt" fo:letter-spacing="normal" fo:font-style="normal" fo:font-weight="normal" officeooo:rsid="00747848" officeooo:paragraph-rsid="00747848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margin-top="0in" fo:margin-bottom="0in" loext:contextual-spacing="false" fo:line-height="100%"/>
      <style:text-properties officeooo:rsid="0067b1a8" officeooo:paragraph-rsid="0067b1a8"/>
    </style:style>
    <style:style style:name="P29" style:family="paragraph" style:parent-style-name="Standard" style:list-style-name="L1">
      <style:paragraph-properties fo:margin-top="0in" fo:margin-bottom="0in" loext:contextual-spacing="false" fo:line-height="100%"/>
      <style:text-properties fo:color="#0066b3" fo:font-weight="bold" officeooo:rsid="006fb86d" officeooo:paragraph-rsid="006fb86d" style:font-weight-asian="bold" style:font-weight-complex="bold"/>
    </style:style>
    <style:style style:name="P30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" fo:font-size="10pt" officeooo:rsid="0018b477" officeooo:paragraph-rsid="0018b477" style:font-size-asian="10pt" style:font-size-complex="10pt"/>
    </style:style>
    <style:style style:name="P31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" fo:font-size="10pt" officeooo:rsid="0018b477" officeooo:paragraph-rsid="001a68e7" style:font-size-asian="10pt" style:font-size-complex="10pt"/>
    </style:style>
    <style:style style:name="P32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" fo:font-size="10pt" officeooo:rsid="001a68e7" officeooo:paragraph-rsid="001a68e7" style:font-size-asian="10pt" style:font-size-complex="10pt"/>
    </style:style>
    <style:style style:name="P3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8b477" officeooo:paragraph-rsid="0018b477" style:font-size-asian="10pt" style:font-size-complex="10pt"/>
    </style:style>
    <style:style style:name="P34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8b477" officeooo:paragraph-rsid="001a68e7" style:font-size-asian="10pt" style:font-size-complex="10pt"/>
    </style:style>
    <style:style style:name="P3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a79a" officeooo:paragraph-rsid="001da79a" style:font-size-asian="10pt" style:font-size-complex="10pt"/>
    </style:style>
    <style:style style:name="P3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30180" officeooo:paragraph-rsid="00230180" style:font-size-asian="10pt" style:font-size-complex="10pt"/>
    </style:style>
    <style:style style:name="P3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4520b" officeooo:paragraph-rsid="0024520b" style:font-size-asian="10pt" style:font-size-complex="10pt"/>
    </style:style>
    <style:style style:name="P3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62de0" officeooo:paragraph-rsid="00262de0" style:font-size-asian="10pt" style:font-size-complex="10pt"/>
    </style:style>
    <style:style style:name="P3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7be9c" officeooo:paragraph-rsid="0027be9c" style:font-size-asian="10pt" style:font-size-complex="10pt"/>
    </style:style>
    <style:style style:name="P4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008a" officeooo:paragraph-rsid="002a008a" style:font-size-asian="10pt" style:font-size-complex="10pt"/>
    </style:style>
    <style:style style:name="P4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727a" officeooo:paragraph-rsid="002a727a" style:font-size-asian="10pt" style:font-size-complex="10pt"/>
    </style:style>
    <style:style style:name="P4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727a" officeooo:paragraph-rsid="002a727a" style:font-size-asian="10pt" style:font-style-asian="normal" style:font-size-complex="10pt" style:font-style-complex="normal"/>
    </style:style>
    <style:style style:name="P4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bedae" officeooo:paragraph-rsid="002bedae" style:font-size-asian="10pt" style:font-style-asian="normal" style:font-size-complex="10pt" style:font-style-complex="normal"/>
    </style:style>
    <style:style style:name="P4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d4e06" officeooo:paragraph-rsid="002d4e06" style:font-size-asian="10pt" style:font-style-asian="normal" style:font-size-complex="10pt" style:font-style-complex="normal"/>
    </style:style>
    <style:style style:name="P4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097a7" officeooo:paragraph-rsid="002097a7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1734b" officeooo:paragraph-rsid="0031734b" fo:background-color="transparent" style:font-size-asian="10pt" style:font-style-asian="normal" style:font-size-complex="10pt" style:font-style-complex="normal"/>
    </style:style>
    <style:style style:name="P4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298cf" officeooo:paragraph-rsid="003298cf" fo:background-color="transparent" style:font-size-asian="10pt" style:font-style-asian="normal" style:font-size-complex="10pt" style:font-style-complex="normal"/>
    </style:style>
    <style:style style:name="P4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5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e0396" officeooo:paragraph-rsid="003e0396" fo:background-color="transparent" style:font-size-asian="10pt" style:font-style-asian="normal" style:font-size-complex="10pt" style:font-style-complex="normal"/>
    </style:style>
    <style:style style:name="P5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475a2e" officeooo:paragraph-rsid="00475a2e" fo:background-color="transparent" style:font-size-asian="10pt" style:font-style-asian="normal" style:font-size-complex="10pt" style:font-style-complex="normal"/>
    </style:style>
    <style:style style:name="P5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59d043" officeooo:paragraph-rsid="0059d043" fo:background-color="transparent" style:font-size-asian="10pt" style:font-style-asian="normal" style:font-size-complex="10pt" style:font-style-complex="normal"/>
    </style:style>
    <style:style style:name="P5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48f226" officeooo:paragraph-rsid="0048f226" fo:background-color="transparent" style:font-size-asian="10pt" style:font-style-asian="normal" style:font-size-complex="10pt" style:font-style-complex="normal"/>
    </style:style>
    <style:style style:name="P54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5e2d" officeooo:paragraph-rsid="00335e2d" fo:background-color="transparent" style:font-size-asian="10pt" style:font-style-asian="normal" style:font-size-complex="10pt" style:font-style-complex="normal"/>
    </style:style>
    <style:style style:name="P5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4b12fc" officeooo:paragraph-rsid="004b12f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5e2d" officeooo:paragraph-rsid="00335e2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097a7" officeooo:paragraph-rsid="002097a7" fo:background-color="#c2e0ae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da79a" officeooo:paragraph-rsid="001da79a" style:font-size-asian="10pt" style:font-weight-asian="bold" style:font-size-complex="10pt" style:font-weight-complex="bold"/>
    </style:style>
    <style:style style:name="P5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262de0" officeooo:paragraph-rsid="00262de0" style:font-size-asian="10pt" style:font-weight-asian="bold" style:font-size-complex="10pt" style:font-weight-complex="bold"/>
    </style:style>
    <style:style style:name="P6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335e2d" officeooo:paragraph-rsid="00335e2d" fo:background-color="transparent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3e0396" officeooo:paragraph-rsid="003e0396" fo:background-color="transparent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solid" style:text-underline-width="auto" style:text-underline-color="font-color" fo:font-weight="normal" officeooo:rsid="001da79a" officeooo:paragraph-rsid="001da79a" fo:background-color="transparent" style:font-size-asian="10pt" style:font-size-complex="10pt"/>
    </style:style>
    <style:style style:name="P6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35dbe2" officeooo:paragraph-rsid="0035dbe2" fo:background-color="transparent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6ab9d2" officeooo:paragraph-rsid="006ab9d2" fo:background-color="transparent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5e5d22" officeooo:paragraph-rsid="0068ce3e" fo:background-color="transparent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7fba7c" officeooo:paragraph-rsid="007fba7c" fo:background-color="transparent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811e47" officeooo:paragraph-rsid="00811e47" fo:background-color="transparent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5e78d" officeooo:paragraph-rsid="0035e78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c7c27" officeooo:paragraph-rsid="004c7c2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e548e" officeooo:paragraph-rsid="004e548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79740" officeooo:paragraph-rsid="003797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83d23" officeooo:paragraph-rsid="00383d2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89110" officeooo:paragraph-rsid="0038911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97a88" officeooo:paragraph-rsid="00397a8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c1a19" officeooo:paragraph-rsid="003c1a1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1b401" officeooo:paragraph-rsid="0041b40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35e2d" officeooo:paragraph-rsid="005899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f1dc5" officeooo:paragraph-rsid="005899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4436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9e691" officeooo:paragraph-rsid="0069e69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bae21" officeooo:paragraph-rsid="006bae2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ab9d2" officeooo:paragraph-rsid="006ab9d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aff0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aff0e" officeooo:paragraph-rsid="006ab9d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e5d22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e5d22" officeooo:paragraph-rsid="005e5d2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7fba7c" officeooo:paragraph-rsid="007fba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7fba7c" officeooo:paragraph-rsid="007fba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40d35" officeooo:paragraph-rsid="00840d3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54cf4" officeooo:paragraph-rsid="00854cf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61355" officeooo:paragraph-rsid="0086135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61355" officeooo:paragraph-rsid="008688a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8bf91" officeooo:paragraph-rsid="0088bf9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1da79a" officeooo:paragraph-rsid="001da79a" style:font-size-asian="10pt" style:font-style-asian="italic" style:font-size-complex="10pt" style:font-style-complex="italic"/>
    </style:style>
    <style:style style:name="P9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30180" officeooo:paragraph-rsid="00230180" style:font-size-asian="10pt" style:font-style-asian="italic" style:font-size-complex="10pt" style:font-style-complex="italic"/>
    </style:style>
    <style:style style:name="P9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4520b" officeooo:paragraph-rsid="0024520b" style:font-size-asian="10pt" style:font-style-asian="italic" style:font-size-complex="10pt" style:font-style-complex="italic"/>
    </style:style>
    <style:style style:name="P9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a727a" officeooo:paragraph-rsid="002a727a" style:font-size-asian="10pt" style:font-style-asian="italic" style:font-size-complex="10pt" style:font-style-complex="italic"/>
    </style:style>
    <style:style style:name="P9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bedae" officeooo:paragraph-rsid="002bedae" style:font-size-asian="10pt" style:font-style-asian="italic" style:font-size-complex="10pt" style:font-style-complex="italic"/>
    </style:style>
    <style:style style:name="P9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d4e06" officeooo:paragraph-rsid="002d4e06" style:font-size-asian="10pt" style:font-style-asian="italic" style:font-size-complex="10pt" style:font-style-complex="italic"/>
    </style:style>
    <style:style style:name="P10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1da79a" officeooo:paragraph-rsid="001da79a" style:font-size-asian="10pt" style:font-size-complex="10pt"/>
    </style:style>
    <style:style style:name="P10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4520b" officeooo:paragraph-rsid="0024520b" style:font-size-asian="10pt" style:font-size-complex="10pt"/>
    </style:style>
    <style:style style:name="P10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097a7" officeooo:paragraph-rsid="002097a7" fo:background-color="transparent" style:font-size-asian="10pt" style:font-style-asian="italic" style:font-size-complex="10pt" style:font-style-complex="italic"/>
    </style:style>
    <style:style style:name="P10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3298cf" officeooo:paragraph-rsid="003298cf" fo:background-color="transparent" style:font-size-asian="10pt" style:font-style-asian="italic" style:font-size-complex="10pt" style:font-style-complex="italic"/>
    </style:style>
    <style:style style:name="P10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3e0396" officeooo:paragraph-rsid="003e0396" fo:background-color="transparent" style:font-size-asian="10pt" style:font-style-asian="italic" style:font-size-complex="10pt" style:font-style-complex="italic"/>
    </style:style>
    <style:style style:name="P10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48f226" officeooo:paragraph-rsid="0048f226" fo:background-color="transparent" style:font-size-asian="10pt" style:font-style-asian="italic" style:font-size-complex="10pt" style:font-style-complex="italic"/>
    </style:style>
    <style:style style:name="P10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5297a0" officeooo:paragraph-rsid="005899b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54436e" officeooo:paragraph-rsid="0068ce3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69e691" officeooo:paragraph-rsid="0069e69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6bae21" officeooo:paragraph-rsid="006bae2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5aff0e" officeooo:paragraph-rsid="006ab9d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66b3" style:font-name="Verdana" fo:font-size="10pt" fo:letter-spacing="normal" fo:font-style="normal" fo:font-weight="bold" officeooo:rsid="001da79a" officeooo:paragraph-rsid="001da79a" style:font-size-asian="10pt" style:font-weight-asian="bold" style:font-size-complex="10pt" style:font-weight-complex="bold"/>
    </style:style>
    <style:style style:name="P112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18b477"/>
    </style:style>
    <style:style style:name="P113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35e78d"/>
    </style:style>
    <style:style style:name="P114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4eb3d7"/>
    </style:style>
    <style:style style:name="P115" style:family="paragraph" style:parent-style-name="Text_20_body" style:list-style-name="L1">
      <style:paragraph-properties fo:margin-top="0in" fo:margin-bottom="0in" loext:contextual-spacing="false" fo:line-height="100%"/>
      <style:text-properties fo:font-weight="normal" officeooo:rsid="003be0c3" officeooo:paragraph-rsid="003be0c3" style:font-weight-asian="normal" style:font-weight-complex="normal"/>
    </style:style>
    <style:style style:name="P116" style:family="paragraph" style:parent-style-name="Text_20_body" style:list-style-name="L1">
      <style:paragraph-properties fo:margin-top="0in" fo:margin-bottom="0in" loext:contextual-spacing="false" fo:line-height="100%"/>
      <style:text-properties fo:font-weight="normal" officeooo:paragraph-rsid="00335e2d" style:font-weight-asian="normal" style:font-weight-complex="normal"/>
    </style:style>
    <style:style style:name="P117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bold" officeooo:rsid="0035e78d" officeooo:paragraph-rsid="0035e78d" style:font-weight-asian="bold" style:font-weight-complex="bold"/>
    </style:style>
    <style:style style:name="P118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bold" officeooo:rsid="005297a0" officeooo:paragraph-rsid="005899b2" style:font-weight-asian="bold" style:font-weight-complex="bold"/>
    </style:style>
    <style:style style:name="P119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4c7c27" officeooo:paragraph-rsid="004c7c27" style:font-weight-asian="normal" style:font-weight-complex="normal"/>
    </style:style>
    <style:style style:name="P120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paragraph-rsid="005899b2" style:font-weight-asian="normal" style:font-weight-complex="normal"/>
    </style:style>
    <style:style style:name="P121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4f1dc5" officeooo:paragraph-rsid="005899b2" style:font-weight-asian="normal" style:font-weight-complex="normal"/>
    </style:style>
    <style:style style:name="P122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383d23" officeooo:paragraph-rsid="00383d23" style:font-style-asian="italic" style:font-weight-asian="normal" style:font-style-complex="italic" style:font-weight-complex="normal"/>
    </style:style>
    <style:style style:name="P123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41b401" officeooo:paragraph-rsid="0041b401" style:font-style-asian="italic" style:font-weight-asian="normal" style:font-style-complex="italic" style:font-weight-complex="normal"/>
    </style:style>
    <style:style style:name="P124" style:family="paragraph" style:parent-style-name="Text_20_body" style:list-style-name="L1">
      <style:paragraph-properties fo:margin-top="0in" fo:margin-bottom="0in" loext:contextual-spacing="false" fo:line-height="100%"/>
      <style:text-properties fo:font-style="normal" style:text-underline-style="none" fo:font-weight="bold" officeooo:rsid="0054436e" officeooo:paragraph-rsid="0068ce3e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000000" style:font-name="Verdana" fo:font-size="10pt" fo:letter-spacing="normal" fo:font-style="normal" fo:font-weight="normal" officeooo:rsid="006fedbc" style:font-size-asian="10pt" style:font-size-complex="10pt"/>
    </style:style>
    <style:style style:name="T3" style:family="text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000" style:font-name="Verdana" fo:font-size="10pt" fo:letter-spacing="normal" fo:font-style="normal" fo:font-weight="bol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000000" style:font-name="Verdana" fo:font-size="10pt" fo:letter-spacing="normal" fo:font-style="normal" fo:background-color="transparent" loext:char-shading-value="0" style:font-size-asian="10pt" style:font-style-asian="normal" style:font-size-complex="10pt" style:font-style-complex="normal"/>
    </style:style>
    <style:style style:name="T6" style:family="text">
      <style:text-properties fo:font-variant="normal" fo:text-transform="none" fo:color="#000000" style:font-name="Verdana" fo:font-size="10pt" fo:letter-spacing="normal" fo:font-style="normal" officeooo:rsid="00335e2d" fo:background-color="transparent" loext:char-shading-value="0" style:font-size-asian="10pt" style:font-style-asian="normal" style:font-size-complex="10pt" style:font-style-complex="normal"/>
    </style:style>
    <style:style style:name="T7" style:family="text">
      <style:text-properties fo:font-variant="normal" fo:text-transform="none" fo:color="#000000" style:font-name="Verdana" fo:font-size="10pt" fo:letter-spacing="normal" fo:font-style="normal" officeooo:rsid="0043938e" fo:background-color="transparent" loext:char-shading-value="0" style:font-size-asian="10pt" style:font-style-asian="normal" style:font-size-complex="10pt" style:font-style-complex="normal"/>
    </style:style>
    <style:style style:name="T8" style:family="text">
      <style:text-properties fo:font-variant="normal" fo:text-transform="none" fo:color="#000000" style:font-name="Verdana" fo:font-size="10pt" fo:letter-spacing="normal" fo:font-style="normal" style:text-underline-style="solid" style:text-underline-width="auto" style:text-underline-color="font-color" officeooo:rsid="00335e2d" fo:background-color="transparent" loext:char-shading-value="0" style:font-size-asian="10pt" style:font-style-asian="normal" style:font-size-complex="10pt" style:font-style-complex="normal"/>
    </style:style>
    <style:style style:name="T9" style:family="text">
      <style:text-properties fo:font-variant="normal" fo:text-transform="none" fo:color="#000000" style:font-name="Verdana" fo:font-size="10pt" fo:letter-spacing="normal" fo:font-style="normal" officeooo:rsid="00335e2d" fo:background-color="#c2e0ae" loext:char-shading-value="0" style:font-size-asian="10pt" style:font-style-asian="normal" style:font-size-complex="10pt" style:font-style-complex="normal"/>
    </style:style>
    <style:style style:name="T10" style:family="text">
      <style:text-properties fo:font-variant="normal" fo:text-transform="none" fo:color="#000000" style:font-name="Verdana" fo:font-size="10pt" fo:letter-spacing="normal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font-name="Verdana" fo:font-size="10pt" fo:letter-spacing="normal" fo:font-style="normal" style:text-underline-style="none" fo:font-weight="normal" officeooo:rsid="0062273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font-name="Verdana" fo:font-size="10pt" fo:letter-spacing="normal" fo:font-style="normal" style:text-underline-style="none" fo:font-weight="normal" officeooo:rsid="0035e78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font-name="Verdana" fo:font-size="10pt" fo:letter-spacing="normal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font-name="Verdana" fo:font-size="10pt" fo:letter-spacing="normal" fo:font-style="italic" fo:background-color="transparent" loext:char-shading-value="0" style:font-size-asian="10pt" style:font-style-asian="italic" style:font-size-complex="10pt" style:font-style-complex="italic"/>
    </style:style>
    <style:style style:name="T15" style:family="text">
      <style:text-properties fo:font-variant="normal" fo:text-transform="none" style:font-name="Verdana" fo:font-size="10pt" fo:letter-spacing="normal" fo:font-style="normal" style:text-underline-style="none" fo:background-color="transparent" loext:char-shading-value="0" style:font-size-asian="10pt" style:font-style-asian="normal" style:font-size-complex="10pt" style:font-style-complex="normal"/>
    </style:style>
    <style:style style:name="T16" style:family="text">
      <style:text-properties fo:font-variant="normal" fo:text-transform="none" style:font-name="Verdana" fo:font-size="10pt" fo:letter-spacing="normal" fo:font-style="normal" style:text-underline-style="none" officeooo:rsid="006fb86d" fo:background-color="transparent" loext:char-shading-value="0" style:font-size-asian="10pt" style:font-style-asian="normal" style:font-size-complex="10pt" style:font-style-complex="normal"/>
    </style:style>
    <style:style style:name="T17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bold" officeooo:rsid="006e745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bold" officeooo:rsid="0035e78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bold" officeooo:rsid="004eb3d7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normal" officeooo:rsid="0035e78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normal" officeooo:rsid="004eb3d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95e2f" style:font-style-asian="normal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background-color="#fff200" loext:char-shading-value="0"/>
    </style:style>
    <style:style style:name="T26" style:family="text">
      <style:text-properties fo:background-color="#e0efd4" loext:char-shading-value="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2aed61"/>
    </style:style>
    <style:style style:name="T29" style:family="text">
      <style:text-properties fo:background-color="#c2e0ae" loext:char-shading-value="0"/>
    </style:style>
    <style:style style:name="T30" style:family="text">
      <style:text-properties fo:background-color="#c2e0ae" loext:char-shading-value="0"/>
    </style:style>
    <style:style style:name="T31" style:family="text">
      <style:text-properties officeooo:rsid="005beeac"/>
    </style:style>
    <style:style style:name="T32" style:family="text">
      <style:text-properties fo:color="#0066b3" fo:font-weight="bold" style:font-weight-asian="bold" style:font-weight-complex="bold"/>
    </style:style>
    <style:style style:name="T33" style:family="text">
      <style:text-properties style:font-style-asian="italic" style:font-style-complex="italic"/>
    </style:style>
    <style:style style:name="T34" style:family="text">
      <style:text-properties officeooo:rsid="007720c1"/>
    </style:style>
    <style:style style:name="T35" style:family="text">
      <style:text-properties officeooo:rsid="00811e47"/>
    </style:style>
    <style:style style:name="T36" style:family="text">
      <style:text-properties officeooo:rsid="008466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34">Table of Contents:</text:span></text:p>
      <text:p text:style-name="P19"/>
      <text:list xml:id="list2587911159" text:style-name="L2">
        <text:list-item>
          <text:p text:style-name="P26"><text:bookmark-ref text:reference-format="text" text:ref-name="Basics">Basics</text:bookmark-ref></text:p>
        </text:list-item>
      </text:list>
      <text:p text:style-name="P27"/>
      <text:list xml:id="list194316588885506" text:continue-numbering="true" text:style-name="L2">
        <text:list-item>
          <text:p text:style-name="P26"><text:bookmark-ref text:reference-format="text" text:ref-name="Displaying Data">Displaying data</text:bookmark-ref></text:p>
        </text:list-item>
      </text:list>
      <text:p text:style-name="P27"/>
      <text:list xml:id="list194315685749252" text:continue-numbering="true" text:style-name="L2">
        <text:list-item>
          <text:p text:style-name="P26"><text:bookmark-ref text:reference-format="text" text:ref-name="Statements">Statements</text:bookmark-ref></text:p>
          <text:p text:style-name="P26"/>
        </text:list-item>
        <text:list-item>
          <text:p text:style-name="P26"><text:bookmark-ref text:reference-format="text" text:ref-name="Syntax">Syntax</text:bookmark-ref></text:p>
          <text:p text:style-name="P26"/>
        </text:list-item>
        <text:list-item>
          <text:p text:style-name="P26"><text:bookmark-ref text:reference-format="text" text:ref-name="Variables">Variables</text:bookmark-ref></text:p>
          <text:p text:style-name="P26"/>
        </text:list-item>
        <text:list-item>
          <text:p text:style-name="P26"><text:bookmark-ref text:reference-format="text" text:ref-name="Functions">Functions</text:bookmark-ref></text:p>
          <text:p text:style-name="P26"/>
        </text:list-item>
        <text:list-item>
          <text:p text:style-name="P26"><text:bookmark-ref text:reference-format="text" text:ref-name="Objects">Objects</text:bookmark-ref></text:p>
        </text:list-item>
      </text:list>
      <text:p text:style-name="P9"/>
      <text:p text:style-name="P9"/>
      <text:p text:style-name="P9"/>
      <text:list xml:id="list2948318569" text:style-name="L4">
        <text:list-item>
          <text:p text:style-name="P18"><text:bookmark-start text:name="Basics"/>Basics<text:bookmark-end text:name="Basics"/></text:p>
        </text:list-item>
      </text:list>
      <text:list xml:id="list3131970249" text:style-name="L1">
        <text:list-item>
          <text:list>
            <text:list-item>
              <text:p text:style-name="P8">A JavaScript program is a list of programming statements.</text:p>
              <text:list>
                <text:list-item>
                  <text:p text:style-name="P8"><text:bookmark-ref text:reference-format="text" text:ref-name="Statements">Statements</text:bookmark-ref></text:p>
                </text:list-item>
              </text:list>
            </text:list-item>
            <text:list-item>
              <text:p text:style-name="P15">JS can:</text:p>
              <text:list>
                <text:list-item>
                  <text:p text:style-name="P10">accept both double and single quotes</text:p>
                </text:list-item>
                <text:list-item>
                  <text:p text:style-name="P7"><text:a xlink:type="simple" xlink:href="https://github.com/CS3398-Kree/CS3398-Kree-F2019/blob/master/Doss-alt/JS_Examples/change_attribute.html" text:style-name="Internet_20_link" text:visited-style-name="Visited_20_Internet_20_Link"><text:span text:style-name="T32">change HTML attribute values</text:span></text:a></text:p>
                </text:list-item>
                <text:list-item>
                  <text:p text:style-name="P7">change CSS styles</text:p>
                </text:list-item>
                <text:list-item>
                  <text:p text:style-name="P7">hide/hide HTML elements</text:p>
                </text:list-item>
              </text:list>
            </text:list-item>
          </text:list>
          <text:p text:style-name="P10"/>
          <text:list text:continue-numbering="true">
            <text:list-item>
              <text:p text:style-name="P16"><text:bookmark-start text:name="Location of JS in HTML file"/>Location of JS in HTML file:<text:bookmark-end text:name="Location of JS in HTML file"/></text:p>
              <text:list>
                <text:list-item>
                  <text:p text:style-name="P10">You can place any number of scripts in an HTML document.</text:p>
                </text:list-item>
                <text:list-item>
                  <text:p text:style-name="P11">Scripts can be placed in the &lt;body&gt;, or in the &lt;head&gt; section of an HTML page, or in both.</text:p>
                  <text:list>
                    <text:list-item>
                      <text:p text:style-name="P11">In HTML, JavaScript code must be inserted between &lt;script&gt; and &lt;/script&gt; tags</text:p>
                    </text:list-item>
                  </text:list>
                </text:list-item>
                <text:list-item>
                  <text:p text:style-name="P11">Placing scripts at the bottom of the &lt;body&gt; element improves the display speed, because script interpretation slows down the display.</text:p>
                  <text:p text:style-name="P13"/>
                </text:list-item>
              </text:list>
            </text:list-item>
          </text:list>
          <text:p text:style-name="P10"/>
          <text:list text:continue-numbering="true">
            <text:list-item>
              <text:p text:style-name="P16"><text:bookmark-start text:name="External Scripts"/>External Scripts:<text:bookmark-end text:name="External Scripts"/></text:p>
              <text:list>
                <text:list-item>
                  <text:p text:style-name="P33">External scripts are practical when the same code is used in many different web pages.</text:p>
                  <text:list>
                    <text:list-item>
                      <text:p text:style-name="P112"><text:span text:style-name="T1">JavaScript files have the file extension </text:span><text:span text:style-name="Strong_20_Emphasis"><text:span text:style-name="T3">.js</text:span></text:span><text:span text:style-name="T1">.</text:span></text:p>
                    </text:list-item>
                    <text:list-item>
                      <text:p text:style-name="P112"><text:span text:style-name="T1">To use an external script, put the name of the script file in the </text:span><text:span text:style-name="T2">src </text:span><text:span text:style-name="T1">(source) attribute of a </text:span><text:span text:style-name="T2">&lt;script&gt; </text:span><text:span text:style-name="T1">tag:</text:span></text:p>
                    </text:list-item>
                    <text:list-item>
                      <text:p text:style-name="P33">Example:</text:p>
                      <text:list>
                        <text:list-item>
                          <text:p text:style-name="P30">&lt;script src="myScript.js"&gt;&lt;/script&gt;</text:p>
                        </text:list-item>
                      </text:list>
                    </text:list-item>
                  </text:list>
                </text:list-item>
                <text:list-item>
                  <text:p text:style-name="P30">Placing scripts in external files has some advantages:</text:p>
                  <text:list>
                    <text:list-item>
                      <text:p text:style-name="P30">It separates HTML and code</text:p>
                    </text:list-item>
                    <text:list-item>
                      <text:p text:style-name="P30">It makes HTML and JavaScript easier to read and maintain</text:p>
                    </text:list-item>
                    <text:list-item>
                      <text:p text:style-name="P31">Cached JavaScript files can speed up page loads</text:p>
                    </text:list-item>
                  </text:list>
                </text:list-item>
                <text:list-item>
                  <text:p text:style-name="P31">External scripts can be referenced with a full URL or with a path relative to the current web page</text:p>
                  <text:list>
                    <text:list-item>
                      <text:p text:style-name="P32">Example:</text:p>
                      <text:list>
                        <text:list-item>
                          <text:p text:style-name="P31">&lt;script src="https://www.w3schools.com/js/myScript1.js"&gt;&lt;/script&gt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94315266264414" text:continue-numbering="true" text:style-name="L1">
        <text:list-item>
          <text:p text:style-name="P58"><text:bookmark-start text:name="Displaying Data"/><text:soft-page-break/>Displaying data<text:bookmark-end text:name="Displaying Data"/></text:p>
          <text:list>
            <text:list-item>
              <text:p text:style-name="P35">JavaScript can "display" data in different ways:</text:p>
              <text:list>
                <text:list-item>
                  <text:p text:style-name="P35">Writing into an HTML element, using <text:span text:style-name="T26">innerHTML.</text:span></text:p>
                  <text:list>
                    <text:list-item>
                      <text:p text:style-name="P35">To access an HTML element, JavaScript can use the <text:span text:style-name="T25">document.getElementById(id)</text:span> method.</text:p>
                      <text:list>
                        <text:list-item>
                          <text:p text:style-name="P35">Break output up using “<text:span text:style-name="T27">&lt;br&gt;</text:span>”</text:p>
                        </text:list-item>
                      </text:list>
                    </text:list-item>
                    <text:list-item>
                      <text:p text:style-name="P35">The id attribute defines the HTML element. The innerHTML property defines the HTML content:</text:p>
                      <text:list>
                        <text:list-header>
                          <text:p text:style-name="P94">&lt;script&gt;</text:p>
                          <text:p text:style-name="P94">document.getElementById("demo").innerHTML = 5 + 6;</text:p>
                          <text:p text:style-name="P100"><text:span text:style-name="T33">&lt;/script&gt;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35">Writing into the HTML output using <text:span text:style-name="T25">document.write()</text:span>.</text:p>
                  <text:list>
                    <text:list-item>
                      <text:p text:style-name="P62">Using document.write() after an HTML document is loaded, <text:span text:style-name="T24">will delete all existing HTML</text:span>:</text:p>
                    </text:list-item>
                    <text:list-item>
                      <text:p text:style-name="P45">Example:</text:p>
                      <text:list>
                        <text:list-header>
                          <text:p text:style-name="P102">&lt;!DOCTYPE html&gt;</text:p>
                          <text:p text:style-name="P102">&lt;html&gt;</text:p>
                          <text:p text:style-name="P102">&lt;body&gt;</text:p>
                          <text:p text:style-name="P102"/>
                          <text:p text:style-name="P102">&lt;h1&gt;My First Web Page&lt;/h1&gt;</text:p>
                          <text:p text:style-name="P102">&lt;p&gt;My first paragraph.&lt;/p&gt;</text:p>
                          <text:p text:style-name="P102"/>
                          <text:p text:style-name="P102">&lt;script&gt;</text:p>
                          <text:p text:style-name="P102">document.write(5 + 6);</text:p>
                          <text:p text:style-name="P102">&lt;/script&gt;</text:p>
                          <text:p text:style-name="P102"/>
                          <text:p text:style-name="P102">&lt;/body&gt;</text:p>
                          <text:p text:style-name="P102">&lt;/html&gt;</text:p>
                        </text:list-header>
                      </text:list>
                    </text:list-item>
                    <text:list-item>
                      <text:p text:style-name="P57">The document.write() method should only be used for testing.</text:p>
                      <text:list>
                        <text:list-header>
                          <text:p text:style-name="P45"/>
                        </text:list-header>
                      </text:list>
                    </text:list-item>
                  </text:list>
                </text:list-item>
                <text:list-item>
                  <text:p text:style-name="P111"><text:a xlink:type="simple" xlink:href="https://github.com/CS3398-Kree/CS3398-Kree-F2019/blob/master/Doss-alt/JS_Examples/window.alert().png" text:style-name="Internet_20_link" text:visited-style-name="Visited_20_Internet_20_Link">Writing into an alert box, using window.alert().</text:a></text:p>
                  <text:list>
                    <text:list-item>
                      <text:p text:style-name="P36">Example:</text:p>
                      <text:list>
                        <text:list-header>
                          <text:p text:style-name="P95">&lt;!DOCTYPE html&gt;</text:p>
                          <text:p text:style-name="P95">&lt;html&gt;</text:p>
                          <text:p text:style-name="P95">&lt;body&gt;</text:p>
                        </text:list-header>
                      </text:list>
                      <text:p text:style-name="P95"/>
                      <text:list text:continue-numbering="true">
                        <text:list-header>
                          <text:p text:style-name="P95">&lt;h1&gt;My First Web Page&lt;/h1&gt;</text:p>
                          <text:p text:style-name="P95">&lt;p&gt;My first paragraph.&lt;/p&gt;</text:p>
                        </text:list-header>
                      </text:list>
                      <text:p text:style-name="P95"/>
                      <text:list text:continue-numbering="true">
                        <text:list-header>
                          <text:p text:style-name="P95">&lt;script&gt;</text:p>
                          <text:p text:style-name="P95">window.alert(5 + 6);</text:p>
                          <text:p text:style-name="P95">&lt;/script&gt;</text:p>
                          <text:p text:style-name="P95"/>
                          <text:p text:style-name="P95">&lt;/body&gt;</text:p>
                          <text:p text:style-name="P95">&lt;/html&gt;</text:p>
                        </text:list-header>
                      </text:list>
                    </text:list-item>
                  </text:list>
                  <text:p text:style-name="P35"/>
                </text:list-item>
                <text:list-item>
                  <text:p text:style-name="P35">Writing into the browser console, using console.log().</text:p>
                  <text:list>
                    <text:list-item>
                      <text:p text:style-name="P35">For debugging purposes, you can use the console.log() method to display data.</text:p>
                    </text:list-item>
                    <text:list-item>
                      <text:p text:style-name="P37">Example:</text:p>
                      <text:list>
                        <text:list-header>
                          <text:p text:style-name="P96">&lt;!DOCTYPE html&gt;</text:p>
                          <text:p text:style-name="P96">&lt;html&gt;</text:p>
                          <text:p text:style-name="P96">&lt;body&gt;</text:p>
                          <text:p text:style-name="P96"/>
                          <text:p text:style-name="P96">&lt;script&gt;</text:p>
                          <text:p text:style-name="P96">console.log(5 + 6);</text:p>
                          <text:p text:style-name="P96">&lt;/script&gt;</text:p>
                          <text:p text:style-name="P96">&lt;/body&gt;</text:p>
                          <text:p text:style-name="P101"><text:span text:style-name="T33">&lt;/html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9"><text:bookmark-start text:name="Statements"/><text:soft-page-break/>Statements<text:bookmark-end text:name="Statements"/></text:p>
          <text:list>
            <text:list-item>
              <text:p text:style-name="P38">A JavaScript program is a list of programming statements.</text:p>
            </text:list-item>
            <text:list-item>
              <text:p text:style-name="P39">Go in the same sections regular scripts go (body or head)</text:p>
            </text:list-item>
            <text:list-item>
              <text:p text:style-name="P38">Example:</text:p>
              <text:list>
                <text:list-header>
                  <text:p text:style-name="P38"><text:span text:style-name="T27">var x, y, z; </text:span><text:s text:c="3"/>// Statement 1</text:p>
                  <text:p text:style-name="P38"><text:span text:style-name="T27">x = 5; <text:s/></text:span><text:s text:c="8"/>// Statement 2</text:p>
                  <text:p text:style-name="P38"><text:span text:style-name="T27">y = 6;</text:span> <text:s text:c="9"/>// Statement 3</text:p>
                  <text:p text:style-name="P38"><text:span text:style-name="T27">z = x + y;</text:span> <text:s text:c="5"/>// Statement 4</text:p>
                </text:list-header>
              </text:list>
            </text:list-item>
            <text:list-item>
              <text:p text:style-name="P40">JS statements are composed of:</text:p>
              <text:list>
                <text:list-item>
                  <text:p text:style-name="P40">Values</text:p>
                </text:list-item>
                <text:list-item>
                  <text:p text:style-name="P40">Operators</text:p>
                </text:list-item>
                <text:list-item>
                  <text:p text:style-name="P40">Expressions</text:p>
                </text:list-item>
                <text:list-item>
                  <text:p text:style-name="P40">Keywords</text:p>
                </text:list-item>
                <text:list-item>
                  <text:p text:style-name="P40">Commands</text:p>
                </text:list-item>
              </text:list>
            </text:list-item>
          </text:list>
        </text:list-item>
      </text:list>
      <text:p text:style-name="P1"/>
      <text:list xml:id="list194316608048252" text:continue-numbering="true" text:style-name="L1">
        <text:list-item>
          <text:list>
            <text:list-item>
              <text:list>
                <text:list-item>
                  <text:p text:style-name="P41">Example:</text:p>
                  <text:list>
                    <text:list-item>
                      <text:p text:style-name="P41">This statement tells the browser to write "Hello Dolly." inside an HTML element with id="demo":</text:p>
                      <text:list>
                        <text:list-item>
                          <text:p text:style-name="P97">document.getElementById("demo").innerHTML = "Hello Dolly."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94316624002100" text:continue-numbering="true" text:style-name="L1">
        <text:list-item>
          <text:list>
            <text:list-item>
              <text:p text:style-name="P42">The statements are executed, one by one, in the same order as they are written.</text:p>
            </text:list-item>
            <text:list-item>
              <text:p text:style-name="P42">Semicolons separate JavaScript statements. <text:span text:style-name="T28">(see above)</text:span></text:p>
              <text:list>
                <text:list-item>
                  <text:p text:style-name="P42">When separated by semicolons, multiple statements on one line are allowed.</text:p>
                  <text:list>
                    <text:list-item>
                      <text:p text:style-name="P43">Example:</text:p>
                      <text:list>
                        <text:list-item>
                          <text:p text:style-name="P98">a = 5; b = 6; c = a + b;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JavaScript ignores multiple spaces. You can add white space to your script to make it more readable.</text:p>
              <text:list>
                <text:list-item>
                  <text:p text:style-name="P44">The following produce the same results:</text:p>
                  <text:list>
                    <text:list-header>
                      <text:p text:style-name="P99">var person =<text:span text:style-name="T29"> "</text:span>Hege";</text:p>
                      <text:p text:style-name="P99">var person="Hege";</text:p>
                    </text:list-header>
                  </text:list>
                </text:list-item>
              </text:list>
            </text:list-item>
            <text:list-item>
              <text:p text:style-name="P44">If a JavaScript statement does not fit on one line, the best place to <text:span text:style-name="T29">break it is after an operator.</text:span></text:p>
            </text:list-item>
            <text:list-item>
              <text:p text:style-name="P46">JavaScript statements can be grouped together in code blocks, inside curly brackets {...}.</text:p>
              <text:list>
                <text:list-item>
                  <text:p text:style-name="P46">The purpose of code blocks is to define statements to be executed together.</text:p>
                </text:list-item>
                <text:list-item>
                  <text:p text:style-name="P46">One place you will find statements grouped together in blocks, is in JavaScript functions</text:p>
                  <text:list>
                    <text:list-item>
                      <text:p text:style-name="P47">Example:</text:p>
                      <text:list>
                        <text:list-header>
                          <text:p text:style-name="P103">function myFunction() {</text:p>
                          <text:p text:style-name="P103"><text:s text:c="2"/>document.getElementById("demo1").innerHTML = "Hello Dolly!";</text:p>
                          <text:p text:style-name="P103"><text:s text:c="2"/>document.getElementById("demo2").innerHTML = "How are you?";</text:p>
                          <text:p text:style-name="P103">}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8">JS Keywords: https://www.w3schools.com/js/js_reserved.asp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4317183330926" text:continue-numbering="true" text:style-name="L1">
        <text:list-item>
          <text:p text:style-name="P60"><text:bookmark-start text:name="Syntax"/>Syntax<text:bookmark-end text:name="Syntax"/></text:p>
          <text:list>
            <text:list-item>
              <text:p text:style-name="P115"><text:soft-page-break/><text:span text:style-name="T6">J</text:span><text:span text:style-name="T5">S is case sensitive.</text:span></text:p>
            </text:list-item>
            <text:list-item>
              <text:p text:style-name="P55">Each statement ends with a semicolon “;”</text:p>
            </text:list-item>
            <text:list-item>
              <text:p text:style-name="P55">JavaScript evaluates expressions from left to right.</text:p>
            </text:list-item>
            <text:list-item>
              <text:p text:style-name="P56">The JavaScript syntax defines two types of values: Fixed values and variable values.</text:p>
              <text:list>
                <text:list-item>
                  <text:p text:style-name="P116"><text:span text:style-name="T6">Fixed values are called </text:span><text:span text:style-name="T8">literals</text:span><text:span text:style-name="T6">. Variable values are called </text:span><text:span text:style-name="T8">variables</text:span><text:span text:style-name="T6">.</text:span></text:p>
                </text:list-item>
                <text:list-item>
                  <text:p text:style-name="P116"><text:span text:style-name="T9">Numbers</text:span><text:span text:style-name="T6"> are written with or without decimals:</text:span></text:p>
                </text:list-item>
                <text:list-item>
                  <text:p text:style-name="P116"><text:span text:style-name="T9">Strings</text:span><text:span text:style-name="T6"> are text, written within </text:span><text:span text:style-name="T8">double or single quotes</text:span></text:p>
                </text:list-item>
              </text:list>
            </text:list-item>
            <text:list-item>
              <text:p text:style-name="P63"><text:bookmark-ref text:reference-format="text" text:ref-name="Variables">Variables</text:bookmark-ref></text:p>
            </text:list-item>
            <text:list-item>
              <text:p text:style-name="P117"><text:bookmark-start text:name="Operators"/><text:span text:style-name="T6">O</text:span><text:span text:style-name="T5">perators</text:span><text:bookmark-end text:name="Operators"/><text:span text:style-name="T5">:</text:span></text:p>
              <text:list>
                <text:list-item>
                  <text:p text:style-name="P113"><text:span text:style-name="T12">JavaScript uses </text:span><text:span text:style-name="T17">A</text:span><text:a xlink:type="simple" xlink:href="https://github.com/CS3398-Kree/CS3398-Kree-F2019/blob/master/Doss-alt/JS_Examples/arithmetic_operators.png" text:style-name="Internet_20_link" text:visited-style-name="Visited_20_Internet_20_Link"><text:span text:style-name="T18">rithmetic operators</text:span></text:a><text:span text:style-name="T20"> </text:span><text:span text:style-name="T12">( + - * / ) to compute values.</text:span></text:p>
                </text:list-item>
                <text:list-item>
                  <text:p text:style-name="P68">JavaScript uses an assignment operator ( = ) to assign values to variables:</text:p>
                </text:list-item>
                <text:list-item>
                  <text:p text:style-name="P68">The "equal to" operator is written like == in JavaScript.</text:p>
                </text:list-item>
                <text:list-item>
                  <text:p text:style-name="P119"><text:span text:style-name="T4">“typeof”</text:span><text:span text:style-name="T5"> returns the type of a variable</text:span></text:p>
                  <text:list>
                    <text:list-item>
                      <text:p text:style-name="P69">typeof "" <text:s text:c="12"/>// Returns "string"</text:p>
                    </text:list-item>
                    <text:list-item>
                      <text:p text:style-name="P69">typeof "John" <text:s text:c="8"/>// Returns "string"</text:p>
                    </text:list-item>
                  </text:list>
                </text:list-item>
                <text:list-item>
                  <text:p text:style-name="P119"><text:span text:style-name="T4">“instanceof”</text:span><text:span text:style-name="T5"> returns true if an object is an instance of an object type.</text:span></text:p>
                </text:list-item>
                <text:list-item>
                  <text:p text:style-name="P70">JS supports bitwise operators.</text:p>
                </text:list-item>
                <text:list-item>
                  <text:p text:style-name="P114"><text:a xlink:type="simple" xlink:href="https://github.com/CS3398-Kree/CS3398-Kree-F2019/blob/master/Doss-alt/JS_Examples/assignment_operators.png" text:style-name="Internet_20_link" text:visited-style-name="Visited_20_Internet_20_Link"><text:span text:style-name="T19">Assignment operators:</text:span></text:a><text:a xlink:type="simple" xlink:href="https://github.com/CS3398-Kree/CS3398-Kree-F2019/blob/master/Doss-alt/JS_Examples/assignment_operators.png" text:style-name="Internet_20_link" text:visited-style-name="Visited_20_Internet_20_Link"><text:span text:style-name="T21"> </text:span></text:a></text:p>
                </text:list-item>
              </text:list>
            </text:list-item>
            <text:list-item>
              <text:p text:style-name="P71">Expressions:</text:p>
              <text:list>
                <text:list-item>
                  <text:p text:style-name="P71">An expression is a combination of values, variables, and operators, which computes to a value.</text:p>
                  <text:list>
                    <text:list-item>
                      <text:p text:style-name="P71">Example:</text:p>
                      <text:list>
                        <text:list-item>
                          <text:p text:style-name="P71">5 * 10</text:p>
                        </text:list-item>
                      </text:list>
                    </text:list-item>
                  </text:list>
                </text:list-item>
                <text:list-item>
                  <text:p text:style-name="P71">The values can be of various types, such as numbers and strings.</text:p>
                  <text:list>
                    <text:list-item>
                      <text:p text:style-name="P72">Example:</text:p>
                      <text:list>
                        <text:list-item>
                          <text:p text:style-name="P122"><text:span text:style-name="T13">"John" + " " + "Doe" </text:span><text:span text:style-name="T5">//Evaluates to John Do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Comments:</text:p>
              <text:list>
                <text:list-item>
                  <text:p text:style-name="P73">Same as C, C++, and Java</text:p>
                </text:list-item>
              </text:list>
            </text:list-item>
            <text:list-item>
              <text:p text:style-name="P74">Identifiers:</text:p>
              <text:list>
                <text:list-item>
                  <text:p text:style-name="P74">Identifiers are names.</text:p>
                  <text:list>
                    <text:list-item>
                      <text:p text:style-name="P74">In JavaScript, the first character must be a letter, or an underscore (_), or a dollar sign ($).</text:p>
                      <text:list>
                        <text:list-item>
                          <text:p text:style-name="P74">Subsequent characters may be letters, digits, underscores, or dollar signs.</text:p>
                        </text:list-item>
                      </text:list>
                    </text:list-item>
                    <text:list-item>
                      <text:p text:style-name="P74">Numbers are not allowed as the first character.</text:p>
                    </text:list-item>
                    <text:list-item>
                      <text:p text:style-name="P74">Hyphens are not allowed in JavaScript. They are reserved for subtractions.</text:p>
                    </text:list-item>
                  </text:list>
                </text:list-item>
              </text:list>
            </text:list-item>
            <text:list-item>
              <text:p text:style-name="P75">Character Set:</text:p>
              <text:list>
                <text:list-item>
                  <text:p text:style-name="P75">JavaScript uses the Unicode character set.</text:p>
                </text:list-item>
              </text:list>
            </text:list-item>
            <text:list-item>
              <text:p text:style-name="P76">Line breaks:</text:p>
              <text:list>
                <text:list-item>
                  <text:p text:style-name="P123"><text:span text:style-name="T5">Break output up using “&lt;br&gt;” </text:span><text:span text:style-name="T7">with document.getElementById(id).innerHTML</text:span>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4315651909259" text:continue-numbering="true" text:style-name="L1">
        <text:list-item>
          <text:p text:style-name="P61"><text:bookmark-start text:name="Variables"/><text:soft-page-break/>Variables<text:bookmark-end text:name="Variables"/></text:p>
          <text:list>
            <text:list-item>
              <text:p text:style-name="P50">JavaScript variables are containers for storing data values.</text:p>
              <text:list>
                <text:list-item>
                  <text:p text:style-name="P50">Example:</text:p>
                  <text:list>
                    <text:list-header>
                      <text:p text:style-name="P104">var x = 5;</text:p>
                      <text:p text:style-name="P104">var y = 6;</text:p>
                      <text:p text:style-name="P104">var z = x + y;</text:p>
                    </text:list-header>
                  </text:list>
                </text:list-item>
              </text:list>
            </text:list-item>
            <text:list-item>
              <text:p text:style-name="P50">All JavaScript variables must be identified with unique names.</text:p>
            </text:list-item>
            <text:list-item>
              <text:p text:style-name="P50">You declare a JavaScript variable with the <text:span text:style-name="T29">var</text:span> keyword.</text:p>
              <text:list>
                <text:list-item>
                  <text:p text:style-name="P51">An unasigned variable has a default value of undefined.</text:p>
                  <text:list>
                    <text:list-item>
                      <text:p text:style-name="P52">A variable assigned no value like “ <text:span text:style-name="T27">var car = “”;</text:span> “ will have both a legal value and a name.</text:p>
                    </text:list-item>
                  </text:list>
                </text:list-item>
                <text:list-item>
                  <text:p text:style-name="P51">You can redefine the same variable.</text:p>
                </text:list-item>
              </text:list>
            </text:list-item>
            <text:list-item>
              <text:p text:style-name="P53">Some variable examples:</text:p>
              <text:list>
                <text:list-item>
                  <text:p text:style-name="P105">var x = "John" + " " + "Doe";</text:p>
                </text:list-item>
                <text:list-item>
                  <text:p text:style-name="P105">var x = 2 + 3 + "5"; <text:span text:style-name="T22">//</text:span><text:span text:style-name="T23">results in 55 </text:span></text:p>
                </text:list-item>
              </text:list>
            </text:list-item>
            <text:list-item>
              <text:p text:style-name="P53">If you put a number in quotes, the rest of the numbers will be treated as strings, and concatenated.</text:p>
              <text:list>
                <text:list-item>
                  <text:p text:style-name="P105">var x = "5" + 2 + 3;</text:p>
                </text:list-item>
              </text:list>
            </text:list-item>
            <text:list-item>
              <text:p text:style-name="P120"><text:span text:style-name="T6">JavaScript uses the </text:span><text:span text:style-name="T9">var</text:span><text:span text:style-name="T6"> keyword to declare variables.</text:span></text:p>
              <text:list>
                <text:list-item>
                  <text:p text:style-name="P77">An equal sign is used to assign values to variables.</text:p>
                </text:list-item>
              </text:list>
            </text:list-item>
            <text:list-item>
              <text:p text:style-name="P77">JavaScript has dynamic types. This means that the same variable can be used to hold different data types</text:p>
              <text:list>
                <text:list-item>
                  <text:p text:style-name="P121"><text:span text:style-name="T6">E</text:span><text:span text:style-name="T5">xample:</text:span></text:p>
                  <text:list>
                    <text:list-item>
                      <text:list>
                        <text:list-header>
                          <text:p text:style-name="P121"><text:span text:style-name="T14">var x; <text:s/></text:span><text:span text:style-name="T5"><text:s text:c="9"/>// Now x is undefined</text:span></text:p>
                          <text:p text:style-name="P121"><text:span text:style-name="T14">x = 5; </text:span><text:span text:style-name="T5"><text:s text:c="10"/>// Now x is a Number</text:span></text:p>
                          <text:p text:style-name="P121"><text:span text:style-name="T14">x = "John"; <text:s/></text:span><text:span text:style-name="T5"><text:s text:c="4"/>// Now x is a String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8">Extra large or extra small numbers can be written with scientific (exponential) notation.</text:p>
              <text:list>
                <text:list-item>
                  <text:list>
                    <text:list-header>
                      <text:p text:style-name="P121"><text:span text:style-name="T14">var y = 123e5; </text:span><text:span text:style-name="T5"><text:s text:c="5"/>// 12300000</text:span></text:p>
                      <text:p text:style-name="P121"><text:span text:style-name="T14">var z = 123e-5;</text:span><text:span text:style-name="T5"> <text:s text:c="4"/>// 0.00123</text:span></text:p>
                    </text:list-header>
                  </text:list>
                </text:list-item>
              </text:list>
            </text:list-item>
            <text:list-item>
              <text:p text:style-name="P118"><text:bookmark-start text:name="Arrays"/><text:span text:style-name="T5">Arrays</text:span><text:bookmark-end text:name="Arrays"/><text:span text:style-name="T5">:</text:span></text:p>
              <text:list>
                <text:list-item>
                  <text:list>
                    <text:list-item>
                      <text:p text:style-name="P106">var cars = ["Saab", "Volvo", "BMW"];</text:p>
                    </text:list-item>
                  </text:list>
                </text:list-item>
              </text:list>
            </text:list-item>
            <text:list-item>
              <text:p text:style-name="P106"><text:bookmark-ref text:reference-format="text" text:ref-name="Objects">Objects</text:bookmark-ref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94316384982976" text:continue-numbering="true" text:style-name="L1">
        <text:list-item>
          <text:p text:style-name="P17"><text:bookmark-start text:name="Functions"/>Functions<text:bookmark-end text:name="Functions"/></text:p>
          <text:list>
            <text:list-item>
              <text:p text:style-name="P12">A JavaScript function is a block of JavaScript code, that can be executed when "called" for.</text:p>
              <text:list>
                <text:list-item>
                  <text:p text:style-name="P14">Example:</text:p>
                  <text:list>
                    <text:list-item>
                      <text:p text:style-name="P14">&lt;script&gt;</text:p>
                      <text:p text:style-name="P14">function myFunction() {</text:p>
                      <text:p text:style-name="P14"><text:s text:c="2"/>document.getElementById("demo").innerHTML = "Paragraph changed.";</text:p>
                      <text:p text:style-name="P14">}</text:p>
                      <text:p text:style-name="P20">&lt;/script&gt;</text:p>
                    </text:list-item>
                  </text:list>
                </text:list-item>
              </text:list>
            </text:list-item>
            <text:list-item>
              <text:p text:style-name="P20">A Function is much the same as a Procedure or a Subroutine, in other programming languages.</text:p>
            </text:list-item>
            <text:list-item>
              <text:p text:style-name="P20">When JavaScript reaches a return statement, the function will stop executing.</text:p>
              <text:list>
                <text:list-item>
                  <text:p text:style-name="P21">Can return values.</text:p>
                </text:list-item>
              </text:list>
            </text:list-item>
            <text:list-item>
              <text:p text:style-name="P21">Accessing a function without () will return the function definition instead of the function result</text:p>
              <text:list>
                <text:list-item>
                  <text:p text:style-name="P29"><text:a xlink:type="simple" xlink:href="https://github.com/CS3398-Kree/CS3398-Kree-F2019/blob/master/Doss-alt/JS_Examples/bad_function_call.png" text:style-name="Internet_20_link" text:visited-style-name="Visited_20_Internet_20_Link"><text:span text:style-name="T16">I</text:span></text:a><text:a xlink:type="simple" xlink:href="https://github.com/CS3398-Kree/CS3398-Kree-F2019/blob/master/Doss-alt/JS_Examples/bad_function_call.png" text:style-name="Internet_20_link" text:visited-style-name="Visited_20_Internet_20_Link"><text:span text:style-name="T15">mproper function call.</text:span></text:a></text:p>
                </text:list-item>
                <text:list-item>
                  <text:p text:style-name="P22">Functions can be used the same way as you use variables, in all types of formulas, assignments, and calculations.</text:p>
                  <text:list>
                    <text:list-item>
                      <text:p text:style-name="P28"><text:span text:style-name="T11">E</text:span><text:span text:style-name="T10">xample:</text:span></text:p>
                      <text:list>
                        <text:list-item>
                          <text:p text:style-name="P25">var text = "The temperature is " + toCelsius(77) + " Celsius"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94315446087573" text:continue-numbering="true" text:style-name="L1">
        <text:list-item>
          <text:list>
            <text:list-item>
              <text:p text:style-name="P124"><text:bookmark-start text:name="Objects"/><text:soft-page-break/><text:span text:style-name="T13">Objects</text:span><text:bookmark-end text:name="Objects"/><text:span text:style-name="T13">:</text:span></text:p>
              <text:list>
                <text:list-item>
                  <text:list>
                    <text:list-item>
                      <text:p text:style-name="P79">JavaScript objects are written with curly braces {}.</text:p>
                    </text:list-item>
                    <text:list-item>
                      <text:p text:style-name="P79">Object properties are written as name:value pairs, separated by commas.</text:p>
                      <text:list>
                        <text:list-item>
                          <text:p text:style-name="P79">Example:</text:p>
                          <text:list>
                            <text:list-item>
                              <text:p text:style-name="P107">var person = {firstName:"John", lastName:"Doe", age:50, eyeColor:"blue"};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Objects can also have methods.</text:p>
                      <text:list>
                        <text:list-item>
                          <text:p text:style-name="P79">Methods are actions that can be performed on objects.</text:p>
                        </text:list-item>
                        <text:list-item>
                          <text:p text:style-name="P79">Methods are stored in properties as function definitions.</text:p>
                          <text:list>
                            <text:list-item>
                              <text:p text:style-name="P80">Example:</text:p>
                              <text:list>
                                <text:list-header>
                                  <text:p text:style-name="P108">var person = {</text:p>
                                  <text:p text:style-name="P108"><text:s text:c="2"/>firstName: "John",</text:p>
                                  <text:p text:style-name="P108"><text:s text:c="2"/>lastName : "Doe",</text:p>
                                  <text:p text:style-name="P108"><text:s text:c="2"/>id <text:s text:c="6"/>: 5566,</text:p>
                                  <text:p text:style-name="P108"><text:s text:c="2"/>fullName : function() {</text:p>
                                  <text:p text:style-name="P108"><text:s text:c="4"/>return this.firstName + " " + this.lastName;</text:p>
                                  <text:p text:style-name="P108"><text:s text:c="2"/>}</text:p>
                                  <text:p text:style-name="P108">};</text:p>
                                </text:list-header>
                              </text:list>
                            </text:list-item>
                          </text:list>
                        </text:list-item>
                        <text:list-item>
                          <text:p text:style-name="P81">Accessing the methods:</text:p>
                          <text:list>
                            <text:list-item>
                              <text:p text:style-name="P109">objectName.methodName(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4">THIS:</text:p>
                  <text:list>
                    <text:list-item>
                      <text:p text:style-name="P82">In a function definition, this refers to the "owner" of the function.</text:p>
                    </text:list-item>
                    <text:list-item>
                      <text:p text:style-name="P82">In the example above, this is the person object that "owns" the fullName function.</text:p>
                      <text:list>
                        <text:list-item>
                          <text:p text:style-name="P82">In other words, this.firstName means the firstName property of this object.</text:p>
                        </text:list-item>
                      </text:list>
                    </text:list-item>
                    <text:list-item>
                      <text:p text:style-name="P83"/>
                    </text:list-item>
                  </text:list>
                </text:list-item>
                <text:list-item>
                  <text:p text:style-name="P65">NULL:</text:p>
                  <text:list>
                    <text:list-item>
                      <text:p text:style-name="P84">You can empty an object by setting is to null <text:span text:style-name="T31">or to undefined</text:span>.</text:p>
                      <text:list>
                        <text:list-item>
                          <text:p text:style-name="P84">Example:</text:p>
                          <text:list>
                            <text:list-header>
                              <text:p text:style-name="P110">var person = {firstName:"John", lastName:"Doe", age:50, eyeColor:"blue"};</text:p>
                              <text:p text:style-name="P84"><text:span text:style-name="T27">person = null; </text:span><text:s text:c="3"/>// Now value is null, but type is still an object</text:p>
                              <text:p text:style-name="P84"><text:span text:style-name="T27">person = undefined; </text:span><text:s text:c="2"/>// Now both value and type is undefined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5">undefined and null are equal in value but different in type.</text:p>
                      <text:list>
                        <text:list-header>
                          <text:p text:style-name="P85"><text:span text:style-name="T27">typeof undefined</text:span> <text:s text:c="10"/>// undefined</text:p>
                          <text:p text:style-name="P85"><text:span text:style-name="T27">typeof null</text:span> <text:s text:c="15"/>// object</text:p>
                          <text:p text:style-name="P85"><text:span text:style-name="T27">null === undefined</text:span> <text:s text:c="8"/>// false</text:p>
                          <text:p text:style-name="P85"><text:span text:style-name="T27">null == undefined </text:span><text:s text:c="9"/>// true</text:p>
                        </text:list-header>
                      </text:list>
                    </text:list-item>
                  </text:list>
                </text:list-item>
                <text:list-item>
                  <text:p text:style-name="P66">NEW:</text:p>
                  <text:list>
                    <text:list-item>
                      <text:p text:style-name="P87">When a JavaScript variable is declared with the keyword "new", the variable is created as an object</text:p>
                    </text:list-item>
                    <text:list-item>
                      <text:p text:style-name="P87"><text:span text:style-name="T30">Avoid</text:span> String, Number, and Boolean objects. They complicate your code and slow down execution speed.</text:p>
                      <text:list>
                        <text:list-item>
                          <text:p text:style-name="P87">Example:</text:p>
                          <text:list>
                            <text:list-header>
                              <text:p text:style-name="P87"><text:span text:style-name="T27">var x = new String(); </text:span><text:s text:c="7"/>// Declares x as a String object</text:p>
                              <text:p text:style-name="P87"><text:span text:style-name="T27">var y = new Number(); </text:span><text:s text:c="7"/>// Declares y as a Number object</text:p>
                              <text:p text:style-name="P87"><text:span text:style-name="T27">var z = new Boolean();</text:span> <text:s text:c="6"/>// Declares z as a Boolean object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list xml:id="list194316222875181" text:continue-numbering="true" text:style-name="L1">
        <text:list-item>
          <text:p text:style-name="P67"><text:soft-page-break/><text:span text:style-name="T36">HTML </text:span><text:bookmark-start text:name="HTML Events"/>Events<text:bookmark-end text:name="HTML Events"/></text:p>
          <text:list>
            <text:list-item>
              <text:p text:style-name="P89">HTML Events are “things” that happen to HTML elements.</text:p>
              <text:list>
                <text:list-item>
                  <text:p text:style-name="P89">Examples:</text:p>
                  <text:list>
                    <text:list-item>
                      <text:p text:style-name="P89">An HTML web page has finished loading</text:p>
                    </text:list-item>
                    <text:list-item>
                      <text:p text:style-name="P89">An HTML input field was changed</text:p>
                    </text:list-item>
                    <text:list-item>
                      <text:p text:style-name="P89">An HTML button was clicked</text:p>
                    </text:list-item>
                  </text:list>
                </text:list-item>
              </text:list>
            </text:list-item>
            <text:list-item>
              <text:p text:style-name="P90">JS allows for code execution for events.</text:p>
            </text:list-item>
            <text:list-item>
              <text:p text:style-name="P90">HTML allows for events handler attributes + JS code to be added to HTML elements to handle events.</text:p>
            </text:list-item>
            <text:list-item>
              <text:p text:style-name="P90">In general:</text:p>
              <text:list>
                <text:list-item>
                  <text:p text:style-name="P90">&lt;element event='some JavaScript'&gt; or ...</text:p>
                </text:list-item>
                <text:list-item>
                  <text:p text:style-name="P90">&lt;element event="some JavaScript"&gt;</text:p>
                </text:list-item>
                <text:list-item>
                  <text:p text:style-name="P91">For example:</text:p>
                  <text:list>
                    <text:list-item>
                      <text:p text:style-name="P92"><text:span text:style-name="T35">&lt;button onclick="document.getElementById('demo').innerHTML = Date()"&gt;The time is?&lt;/button&gt; </text:span></text:p>
                      <text:list>
                        <text:list-item>
                          <text:p text:style-name="P92"><text:span text:style-name="T35">// </text:span>An “onclick” attribute (with code) is added to a &lt;button&gt; element.</text:p>
                        </text:list-item>
                      </text:list>
                    </text:list-item>
                    <text:list-item>
                      <text:p text:style-name="P92">&lt;button onclick="this.innerHTML = Date()"&gt;The time is?&lt;/button&gt;</text:p>
                      <text:list>
                        <text:list-item>
                          <text:p text:style-name="P93">More specifically, this creates a button object with the text “The time is?” and when the element is interacted with by triggering a HTML event (clicking in this example) the function Date() is called to change the object’s value.</text:p>
                          <text:list>
                            <text:list-item>
                              <text:p text:style-name="P93">Essentially redefining the object’s valu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3">JavaScript code is often several lines long. It is more common to see event attributes calling function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5:23:27.460687198</meta:creation-date>
    <dc:date>2019-09-27T19:43:14.887928529</dc:date>
    <meta:editing-duration>PT3H52M43S</meta:editing-duration>
    <meta:editing-cycles>114</meta:editing-cycles>
    <meta:generator>LibreOffice/6.0.7.3$Linux_X86_64 LibreOffice_project/00m0$Build-3</meta:generator>
    <meta:document-statistic meta:table-count="0" meta:image-count="0" meta:object-count="0" meta:page-count="8" meta:paragraph-count="271" meta:word-count="1862" meta:character-count="10254" meta:non-whitespace-character-count="8744"/>
  </office:meta>
</office:document-meta>
</file>